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officeooo:rsid="001a5e51" officeooo:paragraph-rsid="001a5e51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c4910" officeooo:paragraph-rsid="001c4910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c4910" officeooo:paragraph-rsid="001c4910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officeooo:rsid="001c4910" officeooo:paragraph-rsid="001c4910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officeooo:rsid="00202d8a" officeooo:paragraph-rsid="00202d8a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2f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YourSlot:</text:p>
      <text:p text:style-name="P1"><text:span text:style-name="T1"/></text:p>
      <text:p text:style-name="P2"><text:span text:style-name="T1">GetYourSlot is an EventScheduler Program , It consist of two applications “server-side” and “client-side” , following are the features I am currently implementing , I will add more if time allows-</text:span></text:p>
      <text:p text:style-name="P3"><text:span text:style-name="T1"/></text:p>
      <text:list xml:id="list6924155847713594023" text:style-name="L1">
        <text:list-item>
          <text:p text:style-name="P4"><text:span text:style-name="T1">Login/Signup-Maintaing a database with user information and accepting request from and validating them and taking actons.</text:span></text:p>
        </text:list-item>
        <text:list-item>
          <text:p text:style-name="P4"><text:span text:style-name="T1">Addition and deletion of venue and slots – server side application provides this facility </text:span><text:span text:style-name="T2">where admin acn </text:span><text:span text:style-name="T1">add details of new venue</text:span><text:span text:style-name="T2">s</text:span><text:span text:style-name="T1"> in the database and creatng new table for sllotting details.</text:span></text:p>
        </text:list-item>
        <text:list-item>
          <text:p text:style-name="P4"><text:span text:style-name="T1">Booking of venues – Sending booking request to client for a venue and taking actions on the first come first serve basis.</text:span></text:p>
        </text:list-item>
        <text:list-item>
          <text:p text:style-name="P4"><text:span text:style-name="T1">Blocking user groups – Maintaing a table in database which contains one to one mapping of venue and blocked user .</text:span></text:p>
        </text:list-item>
        <text:list-item>
          <text:p text:style-name="P4"><text:span text:style-name="T1">Single booking in a day – Storing </text:span><text:span text:style-name="T2">last</text:span><text:span text:style-name="T1"> booking time for every user and checking whether he is allowed to make a request.</text:span></text:p>
        </text:list-item>
        <text:list-item>
          <text:p text:style-name="P5"><text:span text:style-name="T1">Invite-On creation of an event user can send invite to other users and I am making a databse entry wether invite is accepted or no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rant </meta:initial-creator>
    <meta:creation-date>2016-09-10T18:34:31.209509201</meta:creation-date>
    <dc:date>2016-09-10T19:00:25.809477435</dc:date>
    <dc:creator>Vikrant </dc:creator>
    <meta:editing-duration>PT9M42S</meta:editing-duration>
    <meta:editing-cycles>4</meta:editing-cycles>
    <meta:generator>LibreOffice/5.0.6.2$Linux_X86_64 LibreOffice_project/00m0$Build-2</meta:generator>
    <meta:document-statistic meta:table-count="0" meta:image-count="0" meta:object-count="0" meta:page-count="1" meta:paragraph-count="8" meta:word-count="173" meta:character-count="1014" meta:non-whitespace-character-count="851"/>
  </office:meta>
</office:document-meta>
</file>